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>
      <style:table-cell-properties fo:background-color="#FFFFFF"/>
      <style:text-properties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2" style:family="table-cell" style:parent-style-name="Normal_32_3" style:data-style-name="N0">
      <style:table-cell-properties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fo:color="#FF0000" style:font-name="Arial" style:font-name-asian="Arial" style:font-name-complex="Arial" fo:font-size="10pt" style:font-size-asian="10pt" style:font-size-complex="10pt"/>
    </style:style>
    <style:style style:name="ce4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fo:color="#FF0000" style:font-name="Arial" style:font-name-asian="Arial" style:font-name-complex="Arial" fo:font-size="10pt" style:font-size-asian="10pt" style:font-size-complex="10pt"/>
    </style:style>
    <style:style style:name="ce5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start" fo:margin-left="0cm"/>
      <style:text-properties fo:color="#FF0000" style:font-name="Arial" style:font-name-asian="Arial" style:font-name-complex="Arial" fo:font-size="10pt" style:font-size-asian="10pt" style:font-size-complex="10pt"/>
    </style:style>
    <style:style style:name="ce6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Normal_32_3" style:data-style-name="N3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Normal_32_3" style:data-style-name="N3">
      <style:table-cell-properties style:vertical-align="automatic" fo:background-color="#FFFFFF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Hyperlink_32_2" style:data-style-name="N0">
      <style:table-cell-properties style:vertical-align="automatic" fo:background-color="#FFFFFF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11" style:family="table-cell" style:parent-style-name="Default" style:data-style-name="N0">
      <style:table-cell-properties fo:background-color="#FFFFFF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2" style:family="table-cell" style:parent-style-name="Normal_32_3" style:data-style-name="N30">
      <style:table-cell-properties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Heading" style:data-style-name="N36">
      <style:table-cell-properties fo:border-top="none" fo:border-bottom="2pt solid #000000" fo:border-left="none" fo:border-right="none" style:vertical-align="middle" fo:background-color="#FFFFFF" style:repeat-content="false"/>
      <style:paragraph-properties fo:text-align="start" fo:margin-left="0cm"/>
      <style:text-properties fo:color="#008080" style:font-name="Arial" style:font-name-asian="Arial" style:font-name-complex="Arial" fo:font-size="12pt" style:font-size-asian="12pt" style:font-size-complex="12pt" fo:font-weight="bold" style:font-weight-asian="bold" style:font-weight-complex="bold"/>
    </style:style>
    <style:style style:name="ce14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5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Comma_32_2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8" style:family="table-cell" style:parent-style-name="Normal_6._32_New_32_topic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Normal_6._32_New_32_topics" style:data-style-name="N1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0" style:family="table-cell" style:parent-style-name="Normal_6._32_New_32_topics" style:data-style-name="N0">
      <style:table-cell-properties fo:border-top="none" fo:border-bottom="thin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1" style:family="table-cell" style:parent-style-name="Normal_6._32_New_32_topics" style:data-style-name="N0">
      <style:table-cell-properties style:vertical-align="middle" fo:wrap-option="wrap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Normal_5_32_Tables_32_raw" style:data-style-name="N36">
      <style:table-cell-properties style:vertical-align="automatic" fo:wrap-option="wrap" fo:background-color="#FFFFFF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Normal_32_3" style:data-style-name="N30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4" style:family="table-cell" style:parent-style-name="Percent_32_2" style:data-style-name="N38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5" style:family="table-cell" style:parent-style-name="Normal_32_3" style:data-style-name="N3">
      <style:table-cell-properties fo:border-top="none" fo:border-bottom="2pt solid #000000" fo:border-left="none" fo:border-right="none"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6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Normal_32_3" style:data-style-name="N30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8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9" style:family="table-cell" style:parent-style-name="Normal_32_3" style:data-style-name="N3">
      <style:table-cell-properties style:vertical-align="automatic" fo:background-color="#FFFFFF" style:cell-protect="non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0" style:family="table-cell" style:parent-style-name="Normal_32_2_32_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1" style:family="table-cell" style:parent-style-name="Normal_32_3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32" style:family="table-cell" style:parent-style-name="Hyperlink_32_2" style:data-style-name="N30">
      <style:table-cell-properties style:vertical-align="automatic" fo:background-color="#FFFFFF" style:cell-protect="none" style:repeat-content="false"/>
      <style:paragraph-properties fo:text-align="start" fo:margin-left="0cm"/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ce33" style:family="table-cell" style:parent-style-name="Normal_6._32_New_32_topics" style:data-style-name="N40">
      <style:table-cell-properties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4" style:family="table-cell" style:parent-style-name="Normal_6._32_New_32_topics" style:data-style-name="N40">
      <style:table-cell-properties fo:border-top="thin solid #000000" fo:border-bottom="none" fo:border-left="thin dotted #000000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5" style:family="table-cell" style:parent-style-name="Normal_6._32_New_32_topics" style:data-style-name="N40">
      <style:table-cell-properties fo:border-top="none" fo:border-bottom="none" fo:border-left="thin dotted #000000" fo:border-right="none" style:vertical-align="middle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6" style:family="table-cell" style:parent-style-name="Normal_6._32_New_32_topics" style:data-style-name="N4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7" style:family="table-cell" style:parent-style-name="Normal_6._32_New_32_topics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38" style:family="table-cell" style:parent-style-name="Normal_6._32_New_32_topics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T1" style:family="text" style:parent-style-name="Default">
      <style:text-properties fo:color="#008080" style:text-line-through-style="none" style:font-name="Arial" style:font-name-asian="Arial" style:font-name-complex="Arial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5.969cm"/>
    </style:style>
    <style:style style:name="co2" style:family="table-column">
      <style:table-column-properties fo:break-before="auto" style:column-width="1.67216666666667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page" style:column-width="1.69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2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9.5pt" style:use-optimal-row-height="false" fo:break-before="auto"/>
    </style:style>
    <style:style style:name="ro5" style:family="table-row">
      <style:table-row-properties style:row-height="24pt" style:use-optimal-row-height="false" fo:break-before="auto"/>
    </style:style>
    <style:style style:name="ro6" style:family="table-row">
      <style:table-row-properties style:row-height="26.4pt" style:use-optimal-row-height="true" fo:break-before="auto"/>
    </style:style>
    <style:style style:name="ro7" style:family="table-row">
      <style:table-row-properties style:row-height="5.25pt" style:use-optimal-row-height="false" fo:break-before="auto"/>
    </style:style>
    <style:style style:name="ro8" style:family="table-row">
      <style:table-row-properties style:row-height="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W0406" table:style-name="ta1">
        <table:table-column table:style-name="co1" table:default-cell-style-name="ce2"/>
        <table:table-column table:style-name="co2" table:number-columns-repeated="15" table:default-cell-style-name="ce2"/>
        <table:table-column table:style-name="co3" table:default-cell-style-name="ce2"/>
        <table:table-column table:style-name="co4" table:default-cell-style-name="ce2"/>
        <table:table-column table:style-name="co3" table:number-columns-repeated="16366" table:default-cell-style-name="ce2"/>
        <table:table-row table:style-name="ro1">
          <table:table-cell office:value-type="string" table:style-name="ce1">
            <text:p>Department for Transport statistics</text:p>
          </table:table-cell>
          <table:table-cell table:style-name="ce2"/>
          <table:table-cell table:number-columns-repeated="3" table:style-name="ce3"/>
          <table:table-cell table:style-name="ce4"/>
          <table:table-cell table:style-name="ce5"/>
          <table:table-cell table:style-name="ce6"/>
          <table:table-cell table:number-columns-repeated="2" table:style-name="ce7"/>
          <table:table-cell table:style-name="ce8"/>
          <table:table-cell table:style-name="ce9"/>
          <table:table-cell table:number-columns-repeated="4" table:style-name="ce7"/>
          <table:table-cell table:number-columns-repeated="16368" table:style-name="ce2"/>
        </table:table-row>
        <table:table-row table:style-name="ro2">
          <table:table-cell office:value-type="string" table:style-name="ce10">
            <text:p><text:a xlink:href="https://www.gov.uk/government/organisations/department-for-transport/series/walking-and-cycling-statistics">Walking and Cycling Statistics (www.gov.uk/government/organisations/department-for-transport/series/walking-and-cycling-statistics)</text:a></text:p>
          </table:table-cell>
          <table:table-cell table:style-name="ce2"/>
          <table:table-cell table:number-columns-repeated="3" table:style-name="ce7"/>
          <table:table-cell table:style-name="ce8"/>
          <table:table-cell table:style-name="ce9"/>
          <table:table-cell table:number-columns-repeated="3" table:style-name="ce7"/>
          <table:table-cell table:style-name="ce8"/>
          <table:table-cell table:style-name="ce9"/>
          <table:table-cell table:number-columns-repeated="4" table:style-name="ce7"/>
          <table:table-cell table:number-columns-repeated="16368" table:style-name="ce2"/>
        </table:table-row>
        <table:table-row table:style-name="ro1">
          <table:table-cell office:value-type="string" table:style-name="ce11">
            <text:p>Table CW0406 [NTS0313]</text:p>
          </table:table-cell>
          <table:table-cell table:style-name="ce2"/>
          <table:table-cell table:number-columns-repeated="3" table:style-name="ce7"/>
          <table:table-cell table:style-name="ce8"/>
          <table:table-cell table:style-name="ce9"/>
          <table:table-cell table:number-columns-repeated="3" table:style-name="ce7"/>
          <table:table-cell table:style-name="ce8"/>
          <table:table-cell table:style-name="ce9"/>
          <table:table-cell table:number-columns-repeated="4" table:style-name="ce7"/>
          <table:table-cell table:number-columns-repeated="16368" table:style-name="ce2"/>
        </table:table-row>
        <table:table-row table:style-name="ro3">
          <table:table-cell office:value-type="string" table:style-name="ce11">
            <text:p>Frequency of bicycle usage (aged 5+), England, 2003 to 2018<text:span text:style-name="T1">1</text:span>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4">
          <table:table-cell table:style-name="ce13"/>
          <table:table-cell table:style-name="ce14"/>
          <table:table-cell table:number-columns-repeated="4" table:style-name="ce15"/>
          <table:table-cell table:style-name="ce16"/>
          <table:table-cell table:number-columns-repeated="4" table:style-name="ce15"/>
          <table:table-cell table:style-name="ce16"/>
          <table:table-cell table:number-columns-repeated="4" table:style-name="ce15"/>
          <table:table-cell office:value-type="string" table:style-name="ce17">
            <text:p>Percentage</text:p>
          </table:table-cell>
          <table:table-cell table:number-columns-repeated="16367"/>
        </table:table-row>
        <table:table-row table:style-name="ro5">
          <table:table-cell office:value-type="string" table:style-name="ce18">
            <text:p>Frequency</text:p>
          </table:table-cell>
          <table:table-cell office:value-type="float" office:value="2003" table:style-name="ce19">
            <text:p>2003</text:p>
          </table:table-cell>
          <table:table-cell office:value-type="float" office:value="2004" table:style-name="ce20">
            <text:p>2004</text:p>
          </table:table-cell>
          <table:table-cell office:value-type="float" office:value="2005" table:style-name="ce19">
            <text:p>2005</text:p>
          </table:table-cell>
          <table:table-cell office:value-type="float" office:value="2006" table:style-name="ce19">
            <text:p>2006</text:p>
          </table:table-cell>
          <table:table-cell office:value-type="float" office:value="2007" table:style-name="ce19">
            <text:p>2007</text:p>
          </table:table-cell>
          <table:table-cell office:value-type="float" office:value="2008" table:style-name="ce19">
            <text:p>2008</text:p>
          </table:table-cell>
          <table:table-cell office:value-type="float" office:value="2009" table:style-name="ce19">
            <text:p>2009</text:p>
          </table:table-cell>
          <table:table-cell office:value-type="float" office:value="2010" table:style-name="ce19">
            <text:p>2010</text:p>
          </table:table-cell>
          <table:table-cell office:value-type="float" office:value="2011" table:style-name="ce19">
            <text:p>2011</text:p>
          </table:table-cell>
          <table:table-cell office:value-type="float" office:value="2012" table:style-name="ce19">
            <text:p>2012</text:p>
          </table:table-cell>
          <table:table-cell office:value-type="float" office:value="2013" table:style-name="ce19">
            <text:p>2013</text:p>
          </table:table-cell>
          <table:table-cell office:value-type="float" office:value="2014" table:style-name="ce19">
            <text:p>2014</text:p>
          </table:table-cell>
          <table:table-cell office:value-type="float" office:value="2015" table:style-name="ce19">
            <text:p>2015</text:p>
          </table:table-cell>
          <table:table-cell office:value-type="float" office:value="2016" table:style-name="ce19">
            <text:p>2016</text:p>
          </table:table-cell>
          <table:table-cell office:value-type="float" office:value="2017" table:style-name="ce19">
            <text:p>2017</text:p>
          </table:table-cell>
          <table:table-cell office:value-type="float" office:value="2018" table:style-name="ce19">
            <text:p>2018</text:p>
          </table:table-cell>
          <table:table-cell table:number-columns-repeated="16367"/>
        </table:table-row>
        <table:table-row table:style-name="ro3">
          <table:table-cell office:value-type="string" table:style-name="ce21">
            <text:p>3 or more times a week</text:p>
          </table:table-cell>
          <table:table-cell office:value-type="float" office:value="8.2385838616740656" table:style-name="ce33">
            <text:p>8</text:p>
          </table:table-cell>
          <table:table-cell office:value-type="string" table:style-name="ce33">
            <text:p>..</text:p>
          </table:table-cell>
          <table:table-cell office:value-type="float" office:value="8.5475488505002648" table:style-name="ce33">
            <text:p>9</text:p>
          </table:table-cell>
          <table:table-cell office:value-type="float" office:value="8.2842559397680127" table:style-name="ce33">
            <text:p>8</text:p>
          </table:table-cell>
          <table:table-cell office:value-type="float" office:value="8.2011369005219539" table:style-name="ce33">
            <text:p>8</text:p>
          </table:table-cell>
          <table:table-cell office:value-type="float" office:value="7.7739040007802158" table:style-name="ce33">
            <text:p>8</text:p>
          </table:table-cell>
          <table:table-cell office:value-type="float" office:value="8.2897928553472422" table:style-name="ce34">
            <text:p>8</text:p>
          </table:table-cell>
          <table:table-cell office:value-type="float" office:value="7.8736421069277531" table:style-name="ce33">
            <text:p>8</text:p>
          </table:table-cell>
          <table:table-cell office:value-type="float" office:value="7.8388860318304641" table:style-name="ce33">
            <text:p>8</text:p>
          </table:table-cell>
          <table:table-cell office:value-type="float" office:value="7.7083246516394786" table:style-name="ce33">
            <text:p>8</text:p>
          </table:table-cell>
          <table:table-cell office:value-type="float" office:value="7.2446166667924601" table:style-name="ce33">
            <text:p>7</text:p>
          </table:table-cell>
          <table:table-cell office:value-type="float" office:value="7.9119783384473603" table:style-name="ce33">
            <text:p>8</text:p>
          </table:table-cell>
          <table:table-cell office:value-type="float" office:value="6.8575539914046955" table:style-name="ce33">
            <text:p>7</text:p>
          </table:table-cell>
          <table:table-cell office:value-type="float" office:value="7.1456856371829369" table:style-name="ce33">
            <text:p>7</text:p>
          </table:table-cell>
          <table:table-cell office:value-type="float" office:value="7.1456856371829369" table:style-name="ce33">
            <text:p>7</text:p>
          </table:table-cell>
          <table:table-cell office:value-type="float" office:value="6.9953111668521029" table:style-name="ce33">
            <text:p>7</text:p>
          </table:table-cell>
          <table:table-cell table:number-columns-repeated="16367"/>
        </table:table-row>
        <table:table-row table:style-name="ro3">
          <table:table-cell office:value-type="string" table:style-name="ce21">
            <text:p>Once or twice a week</text:p>
          </table:table-cell>
          <table:table-cell office:value-type="float" office:value="6.1475270579232335" table:style-name="ce33">
            <text:p>6</text:p>
          </table:table-cell>
          <table:table-cell office:value-type="string" table:style-name="ce33">
            <text:p>..</text:p>
          </table:table-cell>
          <table:table-cell office:value-type="float" office:value="6.7047599890661917" table:style-name="ce33">
            <text:p>7</text:p>
          </table:table-cell>
          <table:table-cell office:value-type="float" office:value="6.8891129451024486" table:style-name="ce33">
            <text:p>7</text:p>
          </table:table-cell>
          <table:table-cell office:value-type="float" office:value="6.6351872895716619" table:style-name="ce33">
            <text:p>7</text:p>
          </table:table-cell>
          <table:table-cell office:value-type="float" office:value="6.8732916120917098" table:style-name="ce33">
            <text:p>7</text:p>
          </table:table-cell>
          <table:table-cell office:value-type="float" office:value="7.3884779048566136" table:style-name="ce35">
            <text:p>7</text:p>
          </table:table-cell>
          <table:table-cell office:value-type="float" office:value="6.9926561565115088" table:style-name="ce33">
            <text:p>7</text:p>
          </table:table-cell>
          <table:table-cell office:value-type="float" office:value="6.9610720006465607" table:style-name="ce33">
            <text:p>7</text:p>
          </table:table-cell>
          <table:table-cell office:value-type="float" office:value="6.9658250624349192" table:style-name="ce33">
            <text:p>7</text:p>
          </table:table-cell>
          <table:table-cell office:value-type="float" office:value="7.5407166972063191" table:style-name="ce33">
            <text:p>8</text:p>
          </table:table-cell>
          <table:table-cell office:value-type="float" office:value="6.9317965056216808" table:style-name="ce33">
            <text:p>7</text:p>
          </table:table-cell>
          <table:table-cell office:value-type="float" office:value="7.678916224558666" table:style-name="ce33">
            <text:p>8</text:p>
          </table:table-cell>
          <table:table-cell office:value-type="float" office:value="7.1167925498418843" table:style-name="ce33">
            <text:p>7</text:p>
          </table:table-cell>
          <table:table-cell office:value-type="float" office:value="7.1167925498418843" table:style-name="ce33">
            <text:p>7</text:p>
          </table:table-cell>
          <table:table-cell office:value-type="float" office:value="7.0851642712760823" table:style-name="ce33">
            <text:p>7</text:p>
          </table:table-cell>
          <table:table-cell table:number-columns-repeated="16367"/>
        </table:table-row>
        <table:table-row table:style-name="ro6">
          <table:table-cell office:value-type="string" table:style-name="ce21">
            <text:p>Less than once a week, more than once or twice a month</text:p>
          </table:table-cell>
          <table:table-cell office:value-type="float" office:value="3.1203256230689558" table:style-name="ce33">
            <text:p>3</text:p>
          </table:table-cell>
          <table:table-cell office:value-type="string" table:style-name="ce33">
            <text:p>..</text:p>
          </table:table-cell>
          <table:table-cell office:value-type="float" office:value="3.0224228681265983" table:style-name="ce33">
            <text:p>3</text:p>
          </table:table-cell>
          <table:table-cell office:value-type="float" office:value="3.0278617559267027" table:style-name="ce33">
            <text:p>3</text:p>
          </table:table-cell>
          <table:table-cell office:value-type="float" office:value="3.1232139287086222" table:style-name="ce33">
            <text:p>3</text:p>
          </table:table-cell>
          <table:table-cell office:value-type="float" office:value="3.0171412037460206" table:style-name="ce33">
            <text:p>3</text:p>
          </table:table-cell>
          <table:table-cell office:value-type="float" office:value="4.176780557530881" table:style-name="ce35">
            <text:p>4</text:p>
          </table:table-cell>
          <table:table-cell office:value-type="float" office:value="4.2280681086126348" table:style-name="ce33">
            <text:p>4</text:p>
          </table:table-cell>
          <table:table-cell office:value-type="float" office:value="4.3615397846679693" table:style-name="ce33">
            <text:p>4</text:p>
          </table:table-cell>
          <table:table-cell office:value-type="float" office:value="4.1093334043596395" table:style-name="ce33">
            <text:p>4</text:p>
          </table:table-cell>
          <table:table-cell office:value-type="float" office:value="4.5708421252695208" table:style-name="ce33">
            <text:p>5</text:p>
          </table:table-cell>
          <table:table-cell office:value-type="float" office:value="5.0190446806159335" table:style-name="ce33">
            <text:p>5</text:p>
          </table:table-cell>
          <table:table-cell office:value-type="float" office:value="4.6018663266903257" table:style-name="ce33">
            <text:p>5</text:p>
          </table:table-cell>
          <table:table-cell office:value-type="float" office:value="4.2525689902193795" table:style-name="ce33">
            <text:p>4</text:p>
          </table:table-cell>
          <table:table-cell office:value-type="float" office:value="4.2525689902193795" table:style-name="ce33">
            <text:p>4</text:p>
          </table:table-cell>
          <table:table-cell office:value-type="float" office:value="4.0980814989144339" table:style-name="ce33">
            <text:p>4</text:p>
          </table:table-cell>
          <table:table-cell table:number-columns-repeated="16367"/>
        </table:table-row>
        <table:table-row table:style-name="ro3">
          <table:table-cell office:value-type="string" table:style-name="ce21">
            <text:p>Once or twice a month</text:p>
          </table:table-cell>
          <table:table-cell office:value-type="float" office:value="5.147343155891142" table:style-name="ce33">
            <text:p>5</text:p>
          </table:table-cell>
          <table:table-cell office:value-type="string" table:style-name="ce33">
            <text:p>..</text:p>
          </table:table-cell>
          <table:table-cell office:value-type="float" office:value="4.7004639378396096" table:style-name="ce33">
            <text:p>5</text:p>
          </table:table-cell>
          <table:table-cell office:value-type="float" office:value="5.2729519205504278" table:style-name="ce33">
            <text:p>5</text:p>
          </table:table-cell>
          <table:table-cell office:value-type="float" office:value="5.2148671014446695" table:style-name="ce33">
            <text:p>5</text:p>
          </table:table-cell>
          <table:table-cell office:value-type="float" office:value="5.4194530385055169" table:style-name="ce33">
            <text:p>5</text:p>
          </table:table-cell>
          <table:table-cell office:value-type="float" office:value="6.1250043731406265" table:style-name="ce35">
            <text:p>6</text:p>
          </table:table-cell>
          <table:table-cell office:value-type="float" office:value="5.9947438938545909" table:style-name="ce33">
            <text:p>6</text:p>
          </table:table-cell>
          <table:table-cell office:value-type="float" office:value="6.3679238018851922" table:style-name="ce33">
            <text:p>6</text:p>
          </table:table-cell>
          <table:table-cell office:value-type="float" office:value="5.8061198336177862" table:style-name="ce33">
            <text:p>6</text:p>
          </table:table-cell>
          <table:table-cell office:value-type="float" office:value="5.8983614255005543" table:style-name="ce33">
            <text:p>6</text:p>
          </table:table-cell>
          <table:table-cell office:value-type="float" office:value="5.7297508381397435" table:style-name="ce33">
            <text:p>6</text:p>
          </table:table-cell>
          <table:table-cell office:value-type="float" office:value="5.8258379402463465" table:style-name="ce33">
            <text:p>6</text:p>
          </table:table-cell>
          <table:table-cell office:value-type="float" office:value="5.73996714510284" table:style-name="ce33">
            <text:p>6</text:p>
          </table:table-cell>
          <table:table-cell office:value-type="float" office:value="5.73996714510284" table:style-name="ce33">
            <text:p>6</text:p>
          </table:table-cell>
          <table:table-cell office:value-type="float" office:value="6.0216710771135853" table:style-name="ce33">
            <text:p>6</text:p>
          </table:table-cell>
          <table:table-cell table:number-columns-repeated="16367"/>
        </table:table-row>
        <table:table-row table:style-name="ro6">
          <table:table-cell office:value-type="string" table:style-name="ce21">
            <text:p>Less than once a month, more than once or twice a year</text:p>
          </table:table-cell>
          <table:table-cell office:value-type="float" office:value="3.8237230903136945" table:style-name="ce33">
            <text:p>4</text:p>
          </table:table-cell>
          <table:table-cell office:value-type="string" table:style-name="ce33">
            <text:p>..</text:p>
          </table:table-cell>
          <table:table-cell office:value-type="float" office:value="4.2387826402768916" table:style-name="ce33">
            <text:p>4</text:p>
          </table:table-cell>
          <table:table-cell office:value-type="float" office:value="4.1059052060514025" table:style-name="ce33">
            <text:p>4</text:p>
          </table:table-cell>
          <table:table-cell office:value-type="float" office:value="3.9277612085012148" table:style-name="ce33">
            <text:p>4</text:p>
          </table:table-cell>
          <table:table-cell office:value-type="float" office:value="3.7877548966739241" table:style-name="ce33">
            <text:p>4</text:p>
          </table:table-cell>
          <table:table-cell office:value-type="float" office:value="4.6741611406751877" table:style-name="ce35">
            <text:p>5</text:p>
          </table:table-cell>
          <table:table-cell office:value-type="float" office:value="5.3908215237875696" table:style-name="ce33">
            <text:p>5</text:p>
          </table:table-cell>
          <table:table-cell office:value-type="float" office:value="5.7661945195930828" table:style-name="ce33">
            <text:p>6</text:p>
          </table:table-cell>
          <table:table-cell office:value-type="float" office:value="6.1691417653595808" table:style-name="ce33">
            <text:p>6</text:p>
          </table:table-cell>
          <table:table-cell office:value-type="float" office:value="6.0540515531364818" table:style-name="ce33">
            <text:p>6</text:p>
          </table:table-cell>
          <table:table-cell office:value-type="float" office:value="5.7039710031453712" table:style-name="ce33">
            <text:p>6</text:p>
          </table:table-cell>
          <table:table-cell office:value-type="float" office:value="6.2316803378952468" table:style-name="ce33">
            <text:p>6</text:p>
          </table:table-cell>
          <table:table-cell office:value-type="float" office:value="6.157634401990939" table:style-name="ce33">
            <text:p>6</text:p>
          </table:table-cell>
          <table:table-cell office:value-type="float" office:value="6.157634401990939" table:style-name="ce33">
            <text:p>6</text:p>
          </table:table-cell>
          <table:table-cell office:value-type="float" office:value="5.5591212697841419" table:style-name="ce33">
            <text:p>6</text:p>
          </table:table-cell>
          <table:table-cell table:number-columns-repeated="16367"/>
        </table:table-row>
        <table:table-row table:style-name="ro3">
          <table:table-cell office:value-type="string" table:style-name="ce21">
            <text:p>Once or twice a year</text:p>
          </table:table-cell>
          <table:table-cell office:value-type="float" office:value="4.3164591794431315" table:style-name="ce33">
            <text:p>4</text:p>
          </table:table-cell>
          <table:table-cell office:value-type="string" table:style-name="ce33">
            <text:p>..</text:p>
          </table:table-cell>
          <table:table-cell office:value-type="float" office:value="4.1523830350429503" table:style-name="ce33">
            <text:p>4</text:p>
          </table:table-cell>
          <table:table-cell office:value-type="float" office:value="4.3919143587313556" table:style-name="ce33">
            <text:p>4</text:p>
          </table:table-cell>
          <table:table-cell office:value-type="float" office:value="4.400551059554763" table:style-name="ce33">
            <text:p>4</text:p>
          </table:table-cell>
          <table:table-cell office:value-type="float" office:value="4.3834505367634389" table:style-name="ce33">
            <text:p>4</text:p>
          </table:table-cell>
          <table:table-cell office:value-type="float" office:value="4.5712891872539458" table:style-name="ce35">
            <text:p>5</text:p>
          </table:table-cell>
          <table:table-cell office:value-type="float" office:value="4.4455360512179309" table:style-name="ce33">
            <text:p>4</text:p>
          </table:table-cell>
          <table:table-cell office:value-type="float" office:value="4.498952127181358" table:style-name="ce33">
            <text:p>4</text:p>
          </table:table-cell>
          <table:table-cell office:value-type="float" office:value="4.1989892781231024" table:style-name="ce33">
            <text:p>4</text:p>
          </table:table-cell>
          <table:table-cell office:value-type="float" office:value="3.8974908812708793" table:style-name="ce33">
            <text:p>4</text:p>
          </table:table-cell>
          <table:table-cell office:value-type="float" office:value="3.63962027783105" table:style-name="ce33">
            <text:p>4</text:p>
          </table:table-cell>
          <table:table-cell office:value-type="float" office:value="3.7173023307042468" table:style-name="ce33">
            <text:p>4</text:p>
          </table:table-cell>
          <table:table-cell office:value-type="float" office:value="3.8803897582445588" table:style-name="ce33">
            <text:p>4</text:p>
          </table:table-cell>
          <table:table-cell office:value-type="float" office:value="3.8803897582445588" table:style-name="ce33">
            <text:p>4</text:p>
          </table:table-cell>
          <table:table-cell office:value-type="float" office:value="4.1352632820179975" table:style-name="ce33">
            <text:p>4</text:p>
          </table:table-cell>
          <table:table-cell table:number-columns-repeated="16367"/>
        </table:table-row>
        <table:table-row table:style-name="ro3">
          <table:table-cell office:value-type="string" table:style-name="ce21">
            <text:p>Less than once a year or never</text:p>
          </table:table-cell>
          <table:table-cell office:value-type="float" office:value="69.206038031685779" table:style-name="ce33">
            <text:p>69</text:p>
          </table:table-cell>
          <table:table-cell office:value-type="string" table:style-name="ce33">
            <text:p>..</text:p>
          </table:table-cell>
          <table:table-cell office:value-type="float" office:value="68.633638679147495" table:style-name="ce33">
            <text:p>69</text:p>
          </table:table-cell>
          <table:table-cell office:value-type="float" office:value="68.027997873869651" table:style-name="ce33">
            <text:p>68</text:p>
          </table:table-cell>
          <table:table-cell office:value-type="float" office:value="68.497282511697108" table:style-name="ce33">
            <text:p>68</text:p>
          </table:table-cell>
          <table:table-cell office:value-type="float" office:value="68.745004711439179" table:style-name="ce33">
            <text:p>69</text:p>
          </table:table-cell>
          <table:table-cell office:value-type="float" office:value="64.774493981195491" table:style-name="ce35">
            <text:p>65</text:p>
          </table:table-cell>
          <table:table-cell office:value-type="float" office:value="65.074532159088008" table:style-name="ce33">
            <text:p>65</text:p>
          </table:table-cell>
          <table:table-cell office:value-type="float" office:value="64.205431734195372" table:style-name="ce33">
            <text:p>64</text:p>
          </table:table-cell>
          <table:table-cell office:value-type="float" office:value="65.042266004465489" table:style-name="ce33">
            <text:p>65</text:p>
          </table:table-cell>
          <table:table-cell office:value-type="float" office:value="64.793920650823793" table:style-name="ce33">
            <text:p>65</text:p>
          </table:table-cell>
          <table:table-cell office:value-type="float" office:value="65.063838356198872" table:style-name="ce33">
            <text:p>65</text:p>
          </table:table-cell>
          <table:table-cell office:value-type="float" office:value="65.086842848500481" table:style-name="ce33">
            <text:p>65</text:p>
          </table:table-cell>
          <table:table-cell office:value-type="float" office:value="65.706961517417454" table:style-name="ce33">
            <text:p>66</text:p>
          </table:table-cell>
          <table:table-cell office:value-type="float" office:value="65.706961517417454" table:style-name="ce33">
            <text:p>66</text:p>
          </table:table-cell>
          <table:table-cell office:value-type="float" office:value="66.10538743404166" table:style-name="ce33">
            <text:p>66</text:p>
          </table:table-cell>
          <table:table-cell table:number-columns-repeated="16367"/>
        </table:table-row>
        <table:table-row table:style-name="ro3">
          <table:table-cell office:value-type="string" table:style-name="ce21">
            <text:p>Total</text:p>
          </table:table-cell>
          <table:table-cell office:value-type="float" office:value="100" table:style-name="ce33">
            <text:p>100</text:p>
          </table:table-cell>
          <table:table-cell office:value-type="string" table:style-name="ce33">
            <text:p>..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99.999999999999986" table:style-name="ce35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.00000000000001" table:style-name="ce33">
            <text:p>100</text:p>
          </table:table-cell>
          <table:table-cell office:value-type="float" office:value="100.00000000000001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" table:style-name="ce33">
            <text:p>100</text:p>
          </table:table-cell>
          <table:table-cell office:value-type="float" office:value="100.00000000000001" table:style-name="ce33">
            <text:p>100</text:p>
          </table:table-cell>
          <table:table-cell table:number-columns-repeated="16367"/>
        </table:table-row>
        <table:table-row table:style-name="ro7">
          <table:table-cell table:style-name="ce18"/>
          <table:table-cell table:number-columns-repeated="16" table:style-name="ce36"/>
          <table:table-cell table:number-columns-repeated="16367"/>
        </table:table-row>
        <table:table-row table:style-name="ro2">
          <table:table-cell office:value-type="string" table:style-name="ce22">
            <text:p>Unweighted sample size:</text:p>
          </table:table-cell>
          <table:table-cell table:number-columns-repeated="16" table:style-name="ce37"/>
          <table:table-cell table:number-columns-repeated="16367"/>
        </table:table-row>
        <table:table-row table:style-name="ro2">
          <table:table-cell office:value-type="string" table:style-name="ce22">
            <text:p><text:s text:c="3"/>individuals</text:p>
          </table:table-cell>
          <table:table-cell office:value-type="float" office:value="17656" table:style-name="ce38">
            <text:p>17,656</text:p>
          </table:table-cell>
          <table:table-cell office:value-type="string" table:style-name="ce38">
            <text:p>..</text:p>
          </table:table-cell>
          <table:table-cell office:value-type="float" office:value="18176" table:style-name="ce38">
            <text:p>18,176</text:p>
          </table:table-cell>
          <table:table-cell office:value-type="float" office:value="17773" table:style-name="ce38">
            <text:p>17,773</text:p>
          </table:table-cell>
          <table:table-cell office:value-type="float" office:value="17550" table:style-name="ce38">
            <text:p>17,550</text:p>
          </table:table-cell>
          <table:table-cell office:value-type="float" office:value="17081" table:style-name="ce38">
            <text:p>17,081</text:p>
          </table:table-cell>
          <table:table-cell office:value-type="float" office:value="17490" table:style-name="ce38">
            <text:p>17,490</text:p>
          </table:table-cell>
          <table:table-cell office:value-type="float" office:value="16768" table:style-name="ce38">
            <text:p>16,768</text:p>
          </table:table-cell>
          <table:table-cell office:value-type="float" office:value="16138" table:style-name="ce38">
            <text:p>16,138</text:p>
          </table:table-cell>
          <table:table-cell office:value-type="float" office:value="17083" table:style-name="ce38">
            <text:p>17,083</text:p>
          </table:table-cell>
          <table:table-cell office:value-type="float" office:value="17323" table:style-name="ce38">
            <text:p>17,323</text:p>
          </table:table-cell>
          <table:table-cell office:value-type="float" office:value="16582" table:style-name="ce38">
            <text:p>16,582</text:p>
          </table:table-cell>
          <table:table-cell office:value-type="float" office:value="16764" table:style-name="ce38">
            <text:p>16,764</text:p>
          </table:table-cell>
          <table:table-cell office:value-type="float" office:value="16361" table:style-name="ce38">
            <text:p>16,361</text:p>
          </table:table-cell>
          <table:table-cell office:value-type="float" office:value="15308" table:style-name="ce38">
            <text:p>15,308</text:p>
          </table:table-cell>
          <table:table-cell office:value-type="float" office:value="14769" table:style-name="ce38">
            <text:p>14,769</text:p>
          </table:table-cell>
          <table:table-cell table:number-columns-repeated="16367"/>
        </table:table-row>
        <table:table-row table:style-name="ro8">
          <table:table-cell table:style-name="ce14"/>
          <table:table-cell table:style-name="ce23"/>
          <table:table-cell table:number-columns-repeated="4" table:style-name="ce24"/>
          <table:table-cell table:style-name="ce25"/>
          <table:table-cell table:number-columns-repeated="4" table:style-name="ce24"/>
          <table:table-cell table:style-name="ce25"/>
          <table:table-cell table:number-columns-repeated="5" table:style-name="ce24"/>
          <table:table-cell table:number-columns-repeated="16367"/>
        </table:table-row>
        <table:table-row table:style-name="ro2">
          <table:table-cell table:style-name="ce26"/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28"/>
          <table:table-cell table:number-columns-repeated="2" table:style-name="ce29"/>
          <table:table-cell table:number-columns-repeated="4" table:style-name="ce28"/>
          <table:table-cell table:number-columns-repeated="16368" table:style-name="ce2"/>
        </table:table-row>
        <table:table-row table:style-name="ro2">
          <table:table-cell office:value-type="string" table:style-name="ce26">
            <text:p>.. not available</text:p>
          </table:table-cell>
          <table:table-cell table:style-name="ce27"/>
          <table:table-cell table:number-columns-repeated="3" table:style-name="ce28"/>
          <table:table-cell table:number-columns-repeated="2" table:style-name="ce29"/>
          <table:table-cell table:number-columns-repeated="3" table:style-name="ce28"/>
          <table:table-cell table:number-columns-repeated="2" table:style-name="ce29"/>
          <table:table-cell table:number-columns-repeated="4" table:style-name="ce28"/>
          <table:table-cell table:number-columns-repeated="16368" table:style-name="ce2"/>
        </table:table-row>
        <table:table-row table:style-name="ro2">
          <table:table-cell office:value-type="string" table:style-name="ce26">
            <text:p>1 From 2009 onwards, includes people who answered "no" to the question: "Have you cycled in the last 12 months?". This may have introduced a small break in the series between 2008 and 2009.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table:style-name="ce26"/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office:value-type="string" table:style-name="ce30">
            <text:p>Source: National Travel Survey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office:value-type="string" table:style-name="ce26">
            <text:p>Last updated: July 2019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office:value-type="string" table:style-name="ce26">
            <text:p>Next update: Summer 2020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table:style-name="ce26"/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office:value-type="string" table:style-name="ce10">
            <text:p><text:a xlink:href="http://www.gov.uk/transport-statistics-notes-and-guidance-walking-and-cycling">Notes &amp; Definitions (www.gov.uk/transport-statistics-notes-and-guidance-walking-and-cycling)</text:a>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office:value-type="string" table:style-name="ce31">
            <text:p>Telephone: 020 7944 3077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office:value-type="string" table:style-name="ce32">
            <text:p><text:a xlink:href="mailto:subnational.stats@dft.gov.uk">Email: subnational.stats@dft.gov.uk</text:a></text:p>
          </table:table-cell>
          <table:table-cell table:style-name="ce12"/>
          <table:table-cell table:number-columns-repeated="3" table:style-name="ce6"/>
          <table:table-cell table:number-columns-repeated="2" table:style-name="ce9"/>
          <table:table-cell table:number-columns-repeated="3" table:style-name="ce6"/>
          <table:table-cell table:number-columns-repeated="2" table:style-name="ce9"/>
          <table:table-cell table:number-columns-repeated="4" table:style-name="ce6"/>
          <table:table-cell table:number-columns-repeated="16368" table:style-name="ce2"/>
        </table:table-row>
        <table:table-row table:style-name="ro2">
          <table:table-cell office:value-type="string" table:style-name="ce2">
            <text:p>The figures in this table are National Statistics</text:p>
          </table:table-cell>
          <table:table-cell table:number-columns-repeated="16383" table:style-name="ce2"/>
        </table:table-row>
        <table:table-row table:number-rows-repeated="1048546" table:style-name="ro2">
          <table:table-cell table:number-columns-repeated="16384"/>
        </table:table-row>
        <table:named-expressions>
          <table:named-range table:name="Print_Area" table:cell-range-address="CW0406.$A$1:CW0406.$Q$30" table:base-cell-address="CW0406.$A$1"/>
        </table:named-expressions>
      </table:table>
      <table:table table:name="'file:///W:/SECTION1/1-15-98.XLS'#RAWDATA" table:style-name="ta2">
        <table:table-source xlink:href="file:///W:/SECTION1/1-15-98.XLS" table:table-name="RAWDATA" table:mode="copy-results-only"/>
        <table:table-column/>
        <table:table-row>
          <table:table-cell table:number-columns-repeated="16384"/>
        </table:table-row>
        <table:table-row>
          <table:table-cell table:number-columns-repeated="9"/>
          <table:table-cell office:value-type="float" office:value="1986"/>
          <table:table-cell/>
          <table:table-cell office:value-type="string" office:string-value="1996/97"/>
          <table:table-cell table:number-columns-repeated="16372"/>
        </table:table-row>
        <table:table-row table:number-rows-repeated="1048574">
          <table:table-cell table:number-columns-repeated="16372"/>
        </table:table-row>
      </table:table>
      <table:table table:name="'http://www.dft.gov.uk/TSGB00/8-01-98.XLS'#1995" table:style-name="ta2">
        <table:table-source xlink:href="http://www.dft.gov.uk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Button" table:style-name="ta2">
        <table:table-source xlink:href="http://www.dft.gov.uk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7" table:style-name="ta2">
        <table:table-source xlink:href="http://www.dft.gov.uk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http://www.dft.gov.uk/TSGB00/8-01-98.XLS'#1998" table:style-name="ta2">
        <table:table-source xlink:href="http://www.dft.gov.uk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1999" table:style-name="ta2">
        <table:table-source xlink:href="http://www.dft.gov.uk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0" table:style-name="ta2">
        <table:table-source xlink:href="http://www.dft.gov.uk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1" table:style-name="ta2">
        <table:table-source xlink:href="http://www.dft.gov.uk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2" table:style-name="ta2">
        <table:table-source xlink:href="http://www.dft.gov.uk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3" table:style-name="ta2">
        <table:table-source xlink:href="http://www.dft.gov.uk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4" table:style-name="ta2">
        <table:table-source xlink:href="http://www.dft.gov.uk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5" table:style-name="ta2">
        <table:table-source xlink:href="http://www.dft.gov.uk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6" table:style-name="ta2">
        <table:table-source xlink:href="http://www.dft.gov.uk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7" table:style-name="ta2">
        <table:table-source xlink:href="http://www.dft.gov.uk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8" table:style-name="ta2">
        <table:table-source xlink:href="http://www.dft.gov.uk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09" table:style-name="ta2">
        <table:table-source xlink:href="http://www.dft.gov.uk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2010" table:style-name="ta2">
        <table:table-source xlink:href="http://www.dft.gov.uk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TIS-INDEX" table:style-name="ta2">
        <table:table-source xlink:href="http://www.dft.gov.uk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Admin" table:style-name="ta2">
        <table:table-source xlink:href="http://www.dft.gov.uk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Replacer" table:style-name="ta2">
        <table:table-source xlink:href="http://www.dft.gov.uk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://www.dft.gov.uk/TSGB00/8-01-98.XLS'#8-01-98" table:style-name="ta2">
        <table:table-source xlink:href="http://www.dft.gov.uk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5/afp6$/TSGB1998/SECTION1/1-13-98.XLS'#TIS-INDEX" table:style-name="ta2">
        <table:table-source xlink:href="file://Fs5/afp6$/TSGB1998/SECTION1/1-13-98.XLS" table:table-name="TIS-INDEX" table:mode="copy-results-only"/>
        <table:table-column/>
        <table:table-row table:number-rows-repeated="8">
          <table:table-cell table:number-columns-repeated="16384"/>
        </table:table-row>
        <table:table-row>
          <table:table-cell table:number-columns-repeated="4"/>
          <table:table-cell office:value-type="float" office:value="1983"/>
          <table:table-cell office:value-type="float" office:value="1984"/>
          <table:table-cell office:value-type="float" office:value="1985"/>
          <table:table-cell office:value-type="float" office:value="1986"/>
          <table:table-cell office:value-type="float" office:value="1987"/>
          <table:table-cell office:value-type="float" office:value="1988"/>
          <table:table-cell office:value-type="float" office:value="1989"/>
          <table:table-cell office:value-type="float" office:value="1990"/>
          <table:table-cell office:value-type="float" office:value="1991"/>
          <table:table-cell office:value-type="float" office:value="1992"/>
          <table:table-cell office:value-type="float" office:value="1993"/>
          <table:table-cell office:value-type="float" office:value="1994"/>
          <table:table-cell office:value-type="float" office:value="1995"/>
          <table:table-cell office:value-type="float" office:value="1996"/>
          <table:table-cell table:number-columns-repeated="16366"/>
        </table:table-row>
        <table:table-row table:number-rows-repeated="3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4.2"/>
          <table:table-cell office:value-type="float" office:value="4"/>
          <table:table-cell office:value-type="float" office:value="4.3"/>
          <table:table-cell office:value-type="float" office:value="3.7"/>
          <table:table-cell office:value-type="float" office:value="4.0999999999999996"/>
          <table:table-cell office:value-type="float" office:value="4.9000000000000004"/>
          <table:table-cell office:value-type="float" office:value="4.5"/>
          <table:table-cell office:value-type="float" office:value="4.9000000000000004"/>
          <table:table-cell office:value-type="float" office:value="4.9000000000000004"/>
          <table:table-cell office:value-type="float" office:value="4.5"/>
          <table:table-cell office:value-type="float" office:value="5"/>
          <table:table-cell office:value-type="float" office:value="5.0999999999999996"/>
          <table:table-cell office:value-type="float" office:value="5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2.2999999999999998"/>
          <table:table-cell office:value-type="float" office:value="2.2000000000000002"/>
          <table:table-cell office:value-type="float" office:value="2"/>
          <table:table-cell office:value-type="float" office:value="2.1"/>
          <table:table-cell office:value-type="float" office:value="2"/>
          <table:table-cell office:value-type="float" office:value="2.2000000000000002"/>
          <table:table-cell office:value-type="float" office:value="2.2000000000000002"/>
          <table:table-cell office:value-type="float" office:value="2.1"/>
          <table:table-cell office:value-type="float" office:value="2"/>
          <table:table-cell office:value-type="float" office:value="2"/>
          <table:table-cell office:value-type="float" office:value="1.91"/>
          <table:table-cell office:value-type="float" office:value="1.8220000000000001"/>
          <table:table-cell office:value-type="float" office:value="1.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1.4"/>
          <table:table-cell office:value-type="float" office:value="53.1"/>
          <table:table-cell office:value-type="float" office:value="50.9"/>
          <table:table-cell office:value-type="float" office:value="46"/>
          <table:table-cell office:value-type="float" office:value="43.9"/>
          <table:table-cell office:value-type="float" office:value="49.3"/>
          <table:table-cell office:value-type="float" office:value="47.9"/>
          <table:table-cell office:value-type="float" office:value="45.4"/>
          <table:table-cell office:value-type="float" office:value="46"/>
          <table:table-cell office:value-type="float" office:value="42.7"/>
          <table:table-cell office:value-type="float" office:value="41.7"/>
          <table:table-cell office:value-type="float" office:value="43"/>
          <table:table-cell office:value-type="float" office:value="42.5"/>
          <table:table-cell table:number-columns-repeated="16367"/>
        </table:table-row>
        <table:table-row>
          <table:table-cell/>
          <table:table-cell office:value-type="string" office:string-value="ow:  coastwise"/>
          <table:table-cell table:number-columns-repeated="2"/>
          <table:table-cell office:value-type="float" office:value="40.200000000000003"/>
          <table:table-cell office:value-type="float" office:value="41"/>
          <table:table-cell office:value-type="float" office:value="38.9"/>
          <table:table-cell office:value-type="float" office:value="33.9"/>
          <table:table-cell office:value-type="float" office:value="31.4"/>
          <table:table-cell office:value-type="float" office:value="34.200000000000003"/>
          <table:table-cell office:value-type="float" office:value="34.1"/>
          <table:table-cell office:value-type="float" office:value="32.1"/>
          <table:table-cell office:value-type="float" office:value="31.2"/>
          <table:table-cell office:value-type="float" office:value="29.4"/>
          <table:table-cell office:value-type="float" office:value="28.9"/>
          <table:table-cell office:value-type="float" office:value="28.9"/>
          <table:table-cell office:value-type="float" office:value="31.4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5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.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67.8"/>
          <table:table-cell office:value-type="float" office:value="69.7"/>
          <table:table-cell office:value-type="float" office:value="68.400000000000006"/>
          <table:table-cell office:value-type="float" office:value="62.2"/>
          <table:table-cell office:value-type="float" office:value="60.5"/>
          <table:table-cell office:value-type="float" office:value="67.5"/>
          <table:table-cell office:value-type="float" office:value="64.400000000000006"/>
          <table:table-cell office:value-type="float" office:value="63.5"/>
          <table:table-cell office:value-type="float" office:value="64"/>
          <table:table-cell office:value-type="float" office:value="60.2"/>
          <table:table-cell office:value-type="float" office:value="60.21"/>
          <table:table-cell office:value-type="float" office:value="61.921999999999997"/>
          <table:table-cell office:value-type="float" office:value="62.099999999999994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3.2"/>
          <table:table-cell office:value-type="float" office:value="3.3"/>
          <table:table-cell office:value-type="float" office:value="4.2"/>
          <table:table-cell office:value-type="float" office:value="3.7"/>
          <table:table-cell office:value-type="float" office:value="3.7"/>
          <table:table-cell office:value-type="float" office:value="3.9"/>
          <table:table-cell office:value-type="float" office:value="4"/>
          <table:table-cell office:value-type="float" office:value="4.2"/>
          <table:table-cell office:value-type="float" office:value="3.7"/>
          <table:table-cell office:value-type="float" office:value="3.5"/>
          <table:table-cell office:value-type="float" office:value="3.1"/>
          <table:table-cell office:value-type="float" office:value="2.9"/>
          <table:table-cell office:value-type="float" office:value="2.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5.9"/>
          <table:table-cell office:value-type="float" office:value="1.6"/>
          <table:table-cell office:value-type="float" office:value="4.0999999999999996"/>
          <table:table-cell office:value-type="float" office:value="5.0999999999999996"/>
          <table:table-cell office:value-type="float" office:value="4.7"/>
          <table:table-cell office:value-type="float" office:value="4.5999999999999996"/>
          <table:table-cell office:value-type="float" office:value="4.8"/>
          <table:table-cell office:value-type="float" office:value="5"/>
          <table:table-cell office:value-type="float" office:value="5"/>
          <table:table-cell office:value-type="float" office:value="5.4"/>
          <table:table-cell office:value-type="float" office:value="3.9449999999999998"/>
          <table:table-cell office:value-type="float" office:value="3.2719999999999998"/>
          <table:table-cell office:value-type="float" office:value="3.1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.8"/>
          <table:table-cell office:value-type="float" office:value="1.1000000000000001"/>
          <table:table-cell office:value-type="float" office:value="3.1"/>
          <table:table-cell office:value-type="float" office:value="3.7"/>
          <table:table-cell office:value-type="float" office:value="2.9"/>
          <table:table-cell office:value-type="float" office:value="2.9"/>
          <table:table-cell office:value-type="float" office:value="2.6"/>
          <table:table-cell office:value-type="float" office:value="1.4"/>
          <table:table-cell office:value-type="float" office:value="1.8"/>
          <table:table-cell office:value-type="float" office:value="1.8"/>
          <table:table-cell office:value-type="float" office:value="1.5"/>
          <table:table-cell office:value-type="float" office:value="1.4"/>
          <table:table-cell office:value-type="float" office:value="1.8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2.900000000000002"/>
          <table:table-cell office:value-type="float" office:value="6"/>
          <table:table-cell office:value-type="float" office:value="11.4"/>
          <table:table-cell office:value-type="float" office:value="12.5"/>
          <table:table-cell office:value-type="float" office:value="11.3"/>
          <table:table-cell office:value-type="float" office:value="11.4"/>
          <table:table-cell office:value-type="float" office:value="11.4"/>
          <table:table-cell office:value-type="float" office:value="10.6"/>
          <table:table-cell office:value-type="float" office:value="10.5"/>
          <table:table-cell office:value-type="float" office:value="10.700000000000001"/>
          <table:table-cell office:value-type="float" office:value="8.5449999999999999"/>
          <table:table-cell office:value-type="float" office:value="7.5719999999999992"/>
          <table:table-cell office:value-type="float" office:value="7.6000000000000005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88.5"/>
          <table:table-cell office:value-type="float" office:value="93.1"/>
          <table:table-cell office:value-type="float" office:value="94.7"/>
          <table:table-cell office:value-type="float" office:value="98"/>
          <table:table-cell office:value-type="float" office:value="105.5"/>
          <table:table-cell office:value-type="float" office:value="121.4"/>
          <table:table-cell office:value-type="float" office:value="129.30000000000001"/>
          <table:table-cell office:value-type="float" office:value="127.2"/>
          <table:table-cell office:value-type="float" office:value="121.4"/>
          <table:table-cell office:value-type="float" office:value="118.5"/>
          <table:table-cell office:value-type="float" office:value="126.4"/>
          <table:table-cell office:value-type="float" office:value="135.69999999999999"/>
          <table:table-cell office:value-type="float" office:value="141.19999999999999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8.9"/>
          <table:table-cell office:value-type="float" office:value="8.9"/>
          <table:table-cell office:value-type="float" office:value="9.1999999999999993"/>
          <table:table-cell office:value-type="float" office:value="9.4"/>
          <table:table-cell office:value-type="float" office:value="10.6"/>
          <table:table-cell office:value-type="float" office:value="11.4"/>
          <table:table-cell office:value-type="float" office:value="10.3"/>
          <table:table-cell office:value-type="float" office:value="8.6999999999999993"/>
          <table:table-cell office:value-type="float" office:value="8.3000000000000007"/>
          <table:table-cell office:value-type="float" office:value="8.1"/>
          <table:table-cell office:value-type="float" office:value="7.91"/>
          <table:table-cell office:value-type="float" office:value="7.8839999999999995"/>
          <table:table-cell office:value-type="float" office:value="8.5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5.0999999999999996"/>
          <table:table-cell office:value-type="float" office:value="5.5"/>
          <table:table-cell office:value-type="float" office:value="3.6"/>
          <table:table-cell office:value-type="float" office:value="5.0999999999999996"/>
          <table:table-cell office:value-type="float" office:value="7.3"/>
          <table:table-cell office:value-type="float" office:value="7.1"/>
          <table:table-cell office:value-type="float" office:value="7.4"/>
          <table:table-cell office:value-type="float" office:value="8.6999999999999993"/>
          <table:table-cell office:value-type="float" office:value="9.9"/>
          <table:table-cell office:value-type="float" office:value="10.4"/>
          <table:table-cell office:value-type="float" office:value="8"/>
          <table:table-cell office:value-type="float" office:value="7.8"/>
          <table:table-cell office:value-type="float" office:value="8.3000000000000007"/>
          <table:table-cell table:number-columns-repeated="16367"/>
        </table:table-row>
        <table:table-row>
          <table:table-cell/>
          <table:table-cell office:value-type="string" office:string-value="All modes"/>
          <table:table-cell table:number-columns-repeated="2"/>
          <table:table-cell office:value-type="float" office:value="102.5"/>
          <table:table-cell office:value-type="float" office:value="107.5"/>
          <table:table-cell office:value-type="float" office:value="107.5"/>
          <table:table-cell office:value-type="float" office:value="112.5"/>
          <table:table-cell office:value-type="float" office:value="123.39999999999999"/>
          <table:table-cell office:value-type="float" office:value="139.9"/>
          <table:table-cell office:value-type="float" office:value="147.00000000000003"/>
          <table:table-cell office:value-type="float" office:value="144.6"/>
          <table:table-cell office:value-type="float" office:value="139.60000000000002"/>
          <table:table-cell office:value-type="float" office:value="137"/>
          <table:table-cell office:value-type="float" office:value="142.31"/>
          <table:table-cell office:value-type="float" office:value="151.38399999999999"/>
          <table:table-cell office:value-type="float" office:value="158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95.9"/>
          <table:table-cell office:value-type="float" office:value="100.39999999999999"/>
          <table:table-cell office:value-type="float" office:value="103.2"/>
          <table:table-cell office:value-type="float" office:value="105.4"/>
          <table:table-cell office:value-type="float" office:value="113.3"/>
          <table:table-cell office:value-type="float" office:value="130.20000000000002"/>
          <table:table-cell office:value-type="float" office:value="137.80000000000001"/>
          <table:table-cell office:value-type="float" office:value="136.30000000000001"/>
          <table:table-cell office:value-type="float" office:value="130"/>
          <table:table-cell office:value-type="float" office:value="126.5"/>
          <table:table-cell office:value-type="float" office:value="134.5"/>
          <table:table-cell office:value-type="float" office:value="143.69999999999999"/>
          <table:table-cell office:value-type="float" office:value="149.6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17.100000000000001"/>
          <table:table-cell office:value-type="float" office:value="12.700000000000001"/>
          <table:table-cell office:value-type="float" office:value="15.299999999999999"/>
          <table:table-cell office:value-type="float" office:value="16.600000000000001"/>
          <table:table-cell office:value-type="float" office:value="17.3"/>
          <table:table-cell office:value-type="float" office:value="18.2"/>
          <table:table-cell office:value-type="float" office:value="17.3"/>
          <table:table-cell office:value-type="float" office:value="15.799999999999999"/>
          <table:table-cell office:value-type="float" office:value="15.3"/>
          <table:table-cell office:value-type="float" office:value="15.5"/>
          <table:table-cell office:value-type="float" office:value="13.765000000000001"/>
          <table:table-cell office:value-type="float" office:value="12.977999999999998"/>
          <table:table-cell office:value-type="float" office:value="13.3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60.3"/>
          <table:table-cell office:value-type="float" office:value="59.7"/>
          <table:table-cell office:value-type="float" office:value="57.6"/>
          <table:table-cell office:value-type="float" office:value="54.800000000000004"/>
          <table:table-cell office:value-type="float" office:value="54.099999999999994"/>
          <table:table-cell office:value-type="float" office:value="59.3"/>
          <table:table-cell office:value-type="float" office:value="57.9"/>
          <table:table-cell office:value-type="float" office:value="55.7"/>
          <table:table-cell office:value-type="float" office:value="57.699999999999996"/>
          <table:table-cell office:value-type="float" office:value="54.900000000000006"/>
          <table:table-cell office:value-type="float" office:value="51.2"/>
          <table:table-cell office:value-type="float" office:value="52.2"/>
          <table:table-cell office:value-type="float" office:value="52.6"/>
          <table:table-cell table:number-columns-repeated="16367"/>
        </table:table-row>
        <table:table-row>
          <table:table-cell/>
          <table:table-cell office:value-type="string" office:string-value="Pipeline "/>
          <table:table-cell table:number-columns-repeated="2"/>
          <table:table-cell office:value-type="float" office:value="9.9"/>
          <table:table-cell office:value-type="float" office:value="10.4"/>
          <table:table-cell office:value-type="float" office:value="11.2"/>
          <table:table-cell office:value-type="float" office:value="10.4"/>
          <table:table-cell office:value-type="float" office:value="10.5"/>
          <table:table-cell office:value-type="float" office:value="11.1"/>
          <table:table-cell office:value-type="float" office:value="9.8000000000000007"/>
          <table:table-cell office:value-type="float" office:value="11"/>
          <table:table-cell office:value-type="float" office:value="11.1"/>
          <table:table-cell office:value-type="float" office:value="11"/>
          <table:table-cell office:value-type="float" office:value="11.6"/>
          <table:table-cell office:value-type="float" office:value="12"/>
          <table:table-cell office:value-type="float" office:value="12.2"/>
          <table:table-cell table:number-columns-repeated="16367"/>
        </table:table-row>
        <table:table-row>
          <table:table-cell/>
          <table:table-cell office:value-type="string" office:string-value="All modes "/>
          <table:table-cell table:number-columns-repeated="2"/>
          <table:table-cell office:value-type="float" office:value="183.20000000000002"/>
          <table:table-cell office:value-type="float" office:value="183.20000000000002"/>
          <table:table-cell office:value-type="float" office:value="187.29999999999998"/>
          <table:table-cell office:value-type="float" office:value="187.20000000000002"/>
          <table:table-cell office:value-type="float" office:value="195.2"/>
          <table:table-cell office:value-type="float" office:value="218.79999999999998"/>
          <table:table-cell office:value-type="float" office:value="222.80000000000004"/>
          <table:table-cell office:value-type="float" office:value="218.8"/>
          <table:table-cell office:value-type="float" office:value="214.1"/>
          <table:table-cell office:value-type="float" office:value="207.9"/>
          <table:table-cell office:value-type="float" office:value="211.06499999999997"/>
          <table:table-cell office:value-type="float" office:value="220.87799999999999"/>
          <table:table-cell office:value-type="float" office:value="227.7"/>
          <table:table-cell table:number-columns-repeated="16367"/>
        </table:table-row>
        <table:table-row table:number-rows-repeated="2">
          <table:table-cell table:number-columns-repeated="16384"/>
        </table:table-row>
        <table:table-row>
          <table:table-cell/>
          <table:table-cell office:value-type="string" office:string-value="Road 1"/>
          <table:table-cell table:number-columns-repeated="2"/>
          <table:table-cell office:value-type="float" office:value="52.3471615720524"/>
          <table:table-cell office:value-type="float" office:value="54.803493449781648"/>
          <table:table-cell office:value-type="float" office:value="55.098772023491726"/>
          <table:table-cell office:value-type="float" office:value="56.303418803418801"/>
          <table:table-cell office:value-type="float" office:value="58.043032786885249"/>
          <table:table-cell office:value-type="float" office:value="59.506398537477153"/>
          <table:table-cell office:value-type="float" office:value="61.849192100538595"/>
          <table:table-cell office:value-type="float" office:value="62.294332723948806"/>
          <table:table-cell office:value-type="float" office:value="60.719290051377861"/>
          <table:table-cell office:value-type="float" office:value="60.846560846560848"/>
          <table:table-cell office:value-type="float" office:value="63.724445076161388"/>
          <table:table-cell office:value-type="float" office:value="65.058539103034249"/>
          <table:table-cell office:value-type="float" office:value="65.700483091787447"/>
          <table:table-cell table:number-columns-repeated="16367"/>
        </table:table-row>
        <table:table-row>
          <table:table-cell/>
          <table:table-cell office:value-type="string" office:string-value="Rail "/>
          <table:table-cell table:number-columns-repeated="2"/>
          <table:table-cell office:value-type="float" office:value="9.3340611353711793"/>
          <table:table-cell office:value-type="float" office:value="6.9323144104803491"/>
          <table:table-cell office:value-type="float" office:value="8.1687132941804581"/>
          <table:table-cell office:value-type="float" office:value="8.867521367521368"/>
          <table:table-cell office:value-type="float" office:value="8.8627049180327884"/>
          <table:table-cell office:value-type="float" office:value="8.3180987202925056"/>
          <table:table-cell office:value-type="float" office:value="7.7648114901256724"/>
          <table:table-cell office:value-type="float" office:value="7.221206581352833"/>
          <table:table-cell office:value-type="float" office:value="7.1461933675852407"/>
          <table:table-cell office:value-type="float" office:value="7.4555074555074556"/>
          <table:table-cell office:value-type="float" office:value="6.5216876317722035"/>
          <table:table-cell office:value-type="float" office:value="5.8756417569880197"/>
          <table:table-cell office:value-type="float" office:value="5.8410188844971467"/>
          <table:table-cell table:number-columns-repeated="16367"/>
        </table:table-row>
        <table:table-row>
          <table:table-cell/>
          <table:table-cell office:value-type="string" office:string-value="Water "/>
          <table:table-cell table:number-columns-repeated="2"/>
          <table:table-cell office:value-type="float" office:value="32.914847161572048"/>
          <table:table-cell office:value-type="float" office:value="32.587336244541483"/>
          <table:table-cell office:value-type="float" office:value="30.752802989855848"/>
          <table:table-cell office:value-type="float" office:value="29.273504273504276"/>
          <table:table-cell office:value-type="float" office:value="27.715163934426229"/>
          <table:table-cell office:value-type="float" office:value="27.102376599634368"/>
          <table:table-cell office:value-type="float" office:value="25.987432675044879"/>
          <table:table-cell office:value-type="float" office:value="25.457038391224863"/>
          <table:table-cell office:value-type="float" office:value="26.950023353573094"/>
          <table:table-cell office:value-type="float" office:value="26.406926406926406"/>
          <table:table-cell office:value-type="float" office:value="24.257930021557346"/>
          <table:table-cell office:value-type="float" office:value="23.632955749327685"/>
          <table:table-cell office:value-type="float" office:value="23.100570926657884"/>
          <table:table-cell table:number-columns-repeated="16367"/>
        </table:table-row>
        <table:table-row>
          <table:table-cell/>
          <table:table-cell office:value-type="string" office:string-value="Pipeline"/>
          <table:table-cell table:number-columns-repeated="2"/>
          <table:table-cell office:value-type="float" office:value="5.4039301310043664"/>
          <table:table-cell office:value-type="float" office:value="5.676855895196506"/>
          <table:table-cell office:value-type="float" office:value="5.9797116924719704"/>
          <table:table-cell office:value-type="float" office:value="5.5555555555555554"/>
          <table:table-cell office:value-type="float" office:value="5.3790983606557381"/>
          <table:table-cell office:value-type="float" office:value="5.0731261425959779"/>
          <table:table-cell office:value-type="float" office:value="4.3985637342908435"/>
          <table:table-cell office:value-type="float" office:value="5.0274223034734913"/>
          <table:table-cell office:value-type="float" office:value="5.1844932274638014"/>
          <table:table-cell office:value-type="float" office:value="5.2910052910052912"/>
          <table:table-cell office:value-type="float" office:value="5.495937270509085"/>
          <table:table-cell office:value-type="float" office:value="5.4328633906500423"/>
          <table:table-cell office:value-type="float" office:value="5.3579270970575319"/>
          <table:table-cell table:number-columns-repeated="16367"/>
        </table:table-row>
        <table:table-row table:number-rows-repeated="1048532">
          <table:table-cell table:number-columns-repeated="16367"/>
        </table:table-row>
      </table:table>
      <table:table table:name="'file://tslan10/COMQ/TSGB00/8-01-98.XLS'#1995" table:style-name="ta2">
        <table:table-source xlink:href="file://tslan10/COMQ/TSGB00/8-01-98.XLS" table:table-name="199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Button" table:style-name="ta2">
        <table:table-source xlink:href="file://tslan10/COMQ/TSGB00/8-01-98.XLS" table:table-name="Butt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7" table:style-name="ta2">
        <table:table-source xlink:href="file://tslan10/COMQ/TSGB00/8-01-98.XLS" table:table-name="1997" table:mode="copy-results-only"/>
        <table:table-column/>
        <table:table-row table:number-rows-repeated="9">
          <table:table-cell table:number-columns-repeated="16384"/>
        </table:table-row>
        <table:table-row>
          <table:table-cell table:number-columns-repeated="12"/>
          <table:table-cell office:value-type="string" office:string-value="At purchasing power parity"/>
          <table:table-cell table:number-columns-repeated="16371"/>
        </table:table-row>
        <table:table-row table:number-rows-repeated="8">
          <table:table-cell table:number-columns-repeated="16384"/>
        </table:table-row>
        <table:table-row>
          <table:table-cell table:number-columns-repeated="12"/>
          <table:table-cell office:value-type="string" office:string-value=".."/>
          <table:table-cell table:number-columns-repeated="16371"/>
        </table:table-row>
        <table:table-row table:number-rows-repeated="1048557">
          <table:table-cell table:number-columns-repeated="16371"/>
        </table:table-row>
      </table:table>
      <table:table table:name="'file://tslan10/COMQ/TSGB00/8-01-98.XLS'#1998" table:style-name="ta2">
        <table:table-source xlink:href="file://tslan10/COMQ/TSGB00/8-01-98.XLS" table:table-name="199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1999" table:style-name="ta2">
        <table:table-source xlink:href="file://tslan10/COMQ/TSGB00/8-01-98.XLS" table:table-name="199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0" table:style-name="ta2">
        <table:table-source xlink:href="file://tslan10/COMQ/TSGB00/8-01-98.XLS" table:table-name="200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1" table:style-name="ta2">
        <table:table-source xlink:href="file://tslan10/COMQ/TSGB00/8-01-98.XLS" table:table-name="200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2" table:style-name="ta2">
        <table:table-source xlink:href="file://tslan10/COMQ/TSGB00/8-01-98.XLS" table:table-name="200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3" table:style-name="ta2">
        <table:table-source xlink:href="file://tslan10/COMQ/TSGB00/8-01-98.XLS" table:table-name="200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4" table:style-name="ta2">
        <table:table-source xlink:href="file://tslan10/COMQ/TSGB00/8-01-98.XLS" table:table-name="200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5" table:style-name="ta2">
        <table:table-source xlink:href="file://tslan10/COMQ/TSGB00/8-01-98.XLS" table:table-name="200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6" table:style-name="ta2">
        <table:table-source xlink:href="file://tslan10/COMQ/TSGB00/8-01-98.XLS" table:table-name="200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7" table:style-name="ta2">
        <table:table-source xlink:href="file://tslan10/COMQ/TSGB00/8-01-98.XLS" table:table-name="200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8" table:style-name="ta2">
        <table:table-source xlink:href="file://tslan10/COMQ/TSGB00/8-01-98.XLS" table:table-name="200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09" table:style-name="ta2">
        <table:table-source xlink:href="file://tslan10/COMQ/TSGB00/8-01-98.XLS" table:table-name="200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2010" table:style-name="ta2">
        <table:table-source xlink:href="file://tslan10/COMQ/TSGB00/8-01-98.XLS" table:table-name="20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TIS-INDEX" table:style-name="ta2">
        <table:table-source xlink:href="file://tslan10/COMQ/TSGB00/8-01-98.XLS" table:table-name="TIS-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Admin" table:style-name="ta2">
        <table:table-source xlink:href="file://tslan10/COMQ/TSGB00/8-01-98.XLS" table:table-name="Admi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Replacer" table:style-name="ta2">
        <table:table-source xlink:href="file://tslan10/COMQ/TSGB00/8-01-98.XLS" table:table-name="Replac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tslan10/COMQ/TSGB00/8-01-98.XLS'#8-01-98" table:style-name="ta2">
        <table:table-source xlink:href="file://tslan10/COMQ/TSGB00/8-01-98.XLS" table:table-name="8-01-98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range table:name="a" table:cell-range-address="'file:///W:/SECTION1/1-15-98.XLS'#RAWDATA.$L$2" table:base-cell-address="CW0406.$A$1"/>
        <table:named-expression table:name="activeCell" table:expression="of:=[.#REF!]" table:base-cell-address="CW0406.$A$1"/>
        <table:named-range table:name="ayear" table:cell-range-address="'file:///W:/SECTION1/1-15-98.XLS'#RAWDATA.$J$2" table:base-cell-address="CW0406.$A$1"/>
        <table:named-range table:name="byear" table:cell-range-address="'file:///W:/SECTION1/1-15-98.XLS'#RAWDATA.$L$2" table:base-cell-address="CW0406.$A$1"/>
        <table:named-expression table:name="CategoryTitle" table:expression="of:=[.#REF!]" table:base-cell-address="CW0406.$A$1"/>
        <table:named-expression table:name="chart" table:expression="of:=['http://www.dft.gov.uk/TSGB00/8-01-98.XLS'#'1997'.$A$7]~['http://www.dft.gov.uk/TSGB00/8-01-98.XLS'#'1997'.$L$7]~['http://www.dft.gov.uk/TSGB00/8-01-98.XLS'#'1997'.$M$7]~['http://www.dft.gov.uk/TSGB00/8-01-98.XLS'#'1997'.#REF!]~['http://www.dft.gov.uk/TSGB00/8-01-98.XLS'#'1997'.$A$10]~['http://www.dft.gov.uk/TSGB00/8-01-98.XLS'#'1997'.$A$11]~['http://www.dft.gov.uk/TSGB00/8-01-98.XLS'#'1997'.$L$10]~['http://www.dft.gov.uk/TSGB00/8-01-98.XLS'#'1997'.$L$11]~['http://www.dft.gov.uk/TSGB00/8-01-98.XLS'#'1997'.$M$10]~['http://www.dft.gov.uk/TSGB00/8-01-98.XLS'#'1997'.$M$11]~['http://www.dft.gov.uk/TSGB00/8-01-98.XLS'#'1997'.#REF!]~['http://www.dft.gov.uk/TSGB00/8-01-98.XLS'#'1997'.#REF!]~['http://www.dft.gov.uk/TSGB00/8-01-98.XLS'#'1997'.$Q$20]~['http://www.dft.gov.uk/TSGB00/8-01-98.XLS'#'1997'.$L$19]~['http://www.dft.gov.uk/TSGB00/8-01-98.XLS'#'1997'.$M$19]~['http://www.dft.gov.uk/TSGB00/8-01-98.XLS'#'1997'.#REF!]" table:base-cell-address="CW0406.$A$1"/>
        <table:named-expression table:name="Chart2" table:expression="of:=['http://www.dft.gov.uk/TSGB00/8-01-98.XLS'#'1997'.$R$3:.$U$5]~['http://www.dft.gov.uk/TSGB00/8-01-98.XLS'#'1997'.$R$8:.$U$9]~['http://www.dft.gov.uk/TSGB00/8-01-98.XLS'#'1997'.$R$17:.$U$17]~['http://www.dft.gov.uk/TSGB00/8-01-98.XLS'#'1997'.$R$27:.$U$28]" table:base-cell-address="CW0406.$A$1"/>
        <table:named-range table:name="cyear" table:cell-range-address="'file:///W:/SECTION1/1-15-98.XLS'#RAWDATA.$J$2" table:base-cell-address="CW0406.$A$1"/>
        <table:named-expression table:name="dgdsfyh" table:expression="of:=[.#REF!]" table:base-cell-address="CW0406.$A$1"/>
        <table:named-expression table:name="Dialog" table:expression="of:='http://www.dft.gov.uk/TSGB00/8-01-98.XLS'#$$Dialog" table:base-cell-address="CW0406.$A$1"/>
        <table:named-expression table:name="dialog2" table:expression="of:='http://www.dft.gov.uk/TSGB00/8-01-98.XLS'#$$dialog2" table:base-cell-address="CW0406.$A$1"/>
        <table:named-expression table:name="fayear" table:expression="of:=[.#REF!]" table:base-cell-address="CW0406.$A$1"/>
        <table:named-expression table:name="fdafda" table:expression="of:=[.#REF!]" table:base-cell-address="CW0406.$A$1"/>
        <table:named-expression table:name="Female" table:expression="of:=[.#REF!]" table:base-cell-address="CW0406.$A$1"/>
        <table:named-range table:name="fendyear" table:cell-range-address="'file:///W:/SECTION1/1-15-98.XLS'#RAWDATA.$L$2" table:base-cell-address="CW0406.$A$1"/>
        <table:named-range table:name="ffyear" table:cell-range-address="'file:///W:/SECTION1/1-15-98.XLS'#RAWDATA.$J$2" table:base-cell-address="CW0406.$A$1"/>
        <table:named-expression table:name="Footnotes" table:expression="of:=[.#REF!]" table:base-cell-address="CW0406.$A$1"/>
        <table:named-range table:name="fyear" table:cell-range-address="'file:///W:/SECTION1/1-15-98.XLS'#RAWDATA.$J$2" table:base-cell-address="CW0406.$A$1"/>
        <table:named-expression table:name="fyear2" table:expression="of:=[.#REF!]" table:base-cell-address="CW0406.$A$1"/>
        <table:named-expression table:name="GraphData" table:expression="of:=['file://Fs5/afp6$/TSGB1998/SECTION1/1-13-98.XLS'#'TIS-INDEX'.$B$13:.$Q$44]~['file://Fs5/afp6$/TSGB1998/SECTION1/1-13-98.XLS'#'TIS-INDEX'.$E$9:.$R$9]" table:base-cell-address="CW0406.$A$1"/>
        <table:named-expression table:name="GraphTitle" table:expression="of:=[.#REF!]" table:base-cell-address="CW0406.$A$1"/>
        <table:named-expression table:name="LFS" table:expression="of:=[.#REF!]" table:base-cell-address="CW0406.$A$1"/>
        <table:named-expression table:name="MACRO" table:expression="of:=#N/A" table:base-cell-address="CW0406.$A$1"/>
        <table:named-expression table:name="Male" table:expression="of:=[.#REF!]" table:base-cell-address="CW0406.$A$1"/>
        <table:named-expression table:name="MYE_Age" table:expression="of:=[.#REF!]" table:base-cell-address="CW0406.$A$1"/>
        <table:named-expression table:name="MYE_Formatted" table:expression="of:=[.#REF!]" table:base-cell-address="CW0406.$A$1"/>
        <table:named-expression table:name="MYE_Region_Gender" table:expression="of:=[.#REF!]" table:base-cell-address="CW0406.$A$1"/>
        <table:named-expression table:name="new_chart" table:expression="of:=['file://tslan10/COMQ/TSGB00/8-01-98.XLS'#'1997'.$A$7]~['file://tslan10/COMQ/TSGB00/8-01-98.XLS'#'1997'.$L$7]~['file://tslan10/COMQ/TSGB00/8-01-98.XLS'#'1997'.$M$7]~['file://tslan10/COMQ/TSGB00/8-01-98.XLS'#'1997'.#REF!]~['file://tslan10/COMQ/TSGB00/8-01-98.XLS'#'1997'.$A$10]~['file://tslan10/COMQ/TSGB00/8-01-98.XLS'#'1997'.$A$11]~['file://tslan10/COMQ/TSGB00/8-01-98.XLS'#'1997'.$L$10]~['file://tslan10/COMQ/TSGB00/8-01-98.XLS'#'1997'.$L$11]~['file://tslan10/COMQ/TSGB00/8-01-98.XLS'#'1997'.$M$10]~['file://tslan10/COMQ/TSGB00/8-01-98.XLS'#'1997'.$M$11]~['file://tslan10/COMQ/TSGB00/8-01-98.XLS'#'1997'.#REF!]~['file://tslan10/COMQ/TSGB00/8-01-98.XLS'#'1997'.#REF!]~['file://tslan10/COMQ/TSGB00/8-01-98.XLS'#'1997'.$Q$20]~['file://tslan10/COMQ/TSGB00/8-01-98.XLS'#'1997'.$L$19]~['file://tslan10/COMQ/TSGB00/8-01-98.XLS'#'1997'.$M$19]~['file://tslan10/COMQ/TSGB00/8-01-98.XLS'#'1997'.#REF!]" table:base-cell-address="CW0406.$A$1"/>
        <table:named-expression table:name="new_dialog" table:expression="of:='file://tslan10/COMQ/TSGB00/8-01-98.XLS'#$$Dialog" table:base-cell-address="CW0406.$A$1"/>
        <table:named-expression table:name="new_table" table:expression="of:=[.#REF!]" table:base-cell-address="CW0406.$A$1"/>
        <table:named-expression table:name="Obj1_Purpose" table:expression="of:=[.#REF!]" table:base-cell-address="CW0406.$A$1"/>
        <table:named-expression table:name="Obj1_purpose3yr" table:expression="of:=[.#REF!]" table:base-cell-address="CW0406.$A$1"/>
        <table:named-expression table:name="Obj1Table" table:expression="of:=[.#REF!]" table:base-cell-address="CW0406.$A$1"/>
        <table:named-expression table:name="Obj1Table3yr" table:expression="of:=[.#REF!]" table:base-cell-address="CW0406.$A$1"/>
        <table:named-expression table:name="Obj3_region" table:expression="of:=[.#REF!]" table:base-cell-address="CW0406.$A$1"/>
        <table:named-expression table:name="Obj4_Region" table:expression="of:=[.#REF!]" table:base-cell-address="CW0406.$A$1"/>
        <table:named-expression table:name="OldData" table:expression="of:=[.#REF!]" table:base-cell-address="CW0406.$A$1"/>
        <table:named-expression table:name="Print_Area" table:expression="of:=[.#REF!]" table:base-cell-address="CW0406.$A$1"/>
        <table:named-expression table:name="printarea" table:expression="of:=[.#REF!]" table:base-cell-address="CW0406.$A$1"/>
        <table:named-expression table:name="PUBLISH1998_Print_Area" table:expression="of:=[.#REF!]" table:base-cell-address="CW0406.$A$1"/>
        <table:named-expression table:name="PurposeCycle" table:expression="of:=[.#REF!]" table:base-cell-address="CW0406.$A$1"/>
        <table:named-expression table:name="PurposeWalk" table:expression="of:=[.#REF!]" table:base-cell-address="CW0406.$A$1"/>
        <table:named-expression table:name="TABA1_2" table:expression="of:=#N/A" table:base-cell-address="CW0406.$A$1"/>
        <table:named-expression table:name="TABA3" table:expression="of:=#N/A" table:base-cell-address="CW0406.$A$1"/>
        <table:named-expression table:name="TABB1_2" table:expression="of:=#N/A" table:base-cell-address="CW0406.$A$1"/>
        <table:named-expression table:name="TableTitle" table:expression="of:=[.#REF!]" table:base-cell-address="CW0406.$A$1"/>
        <table:named-expression table:name="testing" table:expression="of:=[.#REF!]" table:base-cell-address="CW0406.$A$1"/>
        <table:named-expression table:name="TravelTracker" table:expression="of:=[.#REF!]" table:base-cell-address="CW0406.$A$1"/>
        <table:named-expression table:name="ValueTitle" table:expression="of:=[.#REF!]" table:base-cell-address="CW0406.$A$1"/>
        <table:named-expression table:name="year" table:expression="of:=[.#REF!]" table:base-cell-address="CW0406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text-style style:name="N30">
      <number:text-content/>
    </number:text-style>
    <number:number-style style:name="N36P0">
      <number:number number:decimal-places="0" number:min-integer-digits="1" number:grouping="true"/>
    </number:number-style>
    <number:number-style style:name="N36P1">
      <number:text>-</number:text>
      <number:number number:decimal-places="0" number:min-integer-digits="1" number:grouping="true"/>
    </number:number-style>
    <number:text-style style:name="N36">
      <number:text>-</number:text>
      <style:map style:condition="value()&gt;0.5" style:apply-style-name="N36P0"/>
      <style:map style:condition="value()&lt;-0.5" style:apply-style-name="N36P1"/>
    </number:text-style>
    <number:number-style style:name="N38">
      <number:number number:decimal-places="1" number:min-integer-digits="1"/>
    </number:number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number-style style:name="N40P0">
      <number:number number:decimal-places="0" number:min-integer-digits="1"/>
    </number:number-style>
    <number:text-style style:name="N40P1">
      <number:text>-</number:text>
    </number:text-style>
    <number:number-style style:name="N40">
      <number:number number:decimal-places="0" number:min-integer-digits="1" number:grouping="true"/>
      <style:map style:condition="value()=0" style:apply-style-name="N40P0"/>
      <style:map style:condition="value()&lt;0.5" style:apply-style-name="N40P1"/>
    </number:number-style>
    <style:style style:name="Comma_32_2" style:display-name="Comma 2" style:family="table-cell" style:data-style-name="N39"/>
    <style:style style:name="Heading" style:family="table-cell" style:data-style-name="N36">
      <style:table-cell-properties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4pt" style:font-size-asian="14pt" style:font-size-complex="14pt"/>
    </style:style>
    <style:style style:name="Hyperlink_32_2" style:display-name="Hyperlink 2" style:family="table-cell" style:data-style-name="N0">
      <style:text-properties fo:color="#0000FF" style:font-name="Arial" style:font-name-asian="Arial" style:font-name-complex="Arial" fo:font-size="10pt" style:font-size-asian="10pt" style:font-size-complex="10pt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_32_2" style:display-name="Normal 2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5_32_Tables_32_raw" style:display-name="Normal_5 Tables raw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Normal_6._32_New_32_topics" style:display-name="Normal_6. New topics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Percent_32_2" style:display-name="Percent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5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Thomas Parry</meta:initial-creator>
    <dc:creator>Isi Avbulimen</dc:creator>
    <meta:creation-date>2018-01-16T17:35:47Z</meta:creation-date>
    <dc:date>2019-07-26T14:47:47Z</dc:date>
    <meta:print-date>2018-01-16T17:44:40Z</meta:print-date>
  </office:meta>
</office:document-meta>
</file>